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none" draw:textarea-horizontal-align="justify" draw:textarea-vertical-align="middle" draw:auto-grow-height="false" fo:min-height="0.55cm" fo:min-width="0.1cm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ffff" draw:fill="none" draw:textarea-horizontal-align="justify" draw:textarea-vertical-align="middle" draw:auto-grow-height="false" fo:min-height="0.896cm" fo:min-width="1.5cm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 fo:min-height="0.05cm" fo:min-width="0.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9.296cm" fo:min-width="9.046cm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无填充且无边框的对象">
      <style:graphic-properties draw:textarea-vertical-align="middle" draw:ole-draw-aspect="1" style:protect="size"/>
    </style:style>
    <style:style style:name="gr8" style:family="graphic" style:parent-style-name="objectwithoutfill">
      <style:graphic-properties svg:stroke-width="0.1cm" svg:stroke-color="#3333ff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1cm" svg:stroke-color="#ff000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无填充且无边框的对象">
      <style:graphic-properties svg:stroke-color="#ff420e" draw:textarea-vertical-align="middle" draw:ole-draw-aspect="1" style:protect="size"/>
    </style:style>
    <style:style style:name="gr14" style:family="graphic" style:parent-style-name="standard">
      <style:graphic-properties svg:stroke-color="#ffffff" draw:fill="none" draw:textarea-horizontal-align="justify" draw:textarea-vertical-align="middle" draw:auto-grow-height="false" fo:min-height="0.05cm" fo:min-width="0.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0.6cm" svg:height="0.8cm" svg:x="7.4cm" svg:y="2.178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" draw:text-style-name="P1" draw:layer="layout" svg:width="0.1cm" svg:height="0.146cm" svg:x="8.6cm" svg:y="4.078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3" draw:text-style-name="P1" draw:layer="layout" svg:width="2cm" svg:height="1.146cm" svg:x="7.8cm" svg:y="5.832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4" draw:text-style-name="P1" draw:layer="layout" svg:width="0.6cm" svg:height="0.3cm" svg:x="14.5cm" svg:y="4.87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0.102cm" svg:height="0.105cm" svg:x="7.971cm" svg:y="12.873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5" draw:text-style-name="P1" xml:id="id1" draw:id="id1" draw:layer="layout" svg:width="13.5cm" svg:height="13.5cm" svg:x="2.8cm" svg:y="1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0cm" svg:y1="8.678cm" svg:x2="19cm" svg:y2="8.678cm">
          <text:p/>
        </draw:line>
        <draw:line draw:style-name="gr6" draw:text-style-name="P1" draw:layer="layout" svg:x1="9.5cm" svg:y1="0.378cm" svg:x2="9.7cm" svg:y2="17.178cm">
          <text:p/>
        </draw:line>
        <draw:frame draw:style-name="gr7" draw:text-style-name="P2" draw:layer="layout" svg:width="1.2cm" svg:height="1.12cm" svg:x="17.5cm" svg:y="7.57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2" draw:layer="layout" svg:width="1.648cm" svg:height="1.122cm" svg:x="9.8cm" svg:y="0.27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2" draw:layer="layout" svg:width="2.081cm" svg:height="1.122cm" svg:x="0.419cm" svg:y="7.37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2" draw:layer="layout" svg:width="2.081cm" svg:height="1.122cm" svg:x="9.919cm" svg:y="16.17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8" draw:text-style-name="P1" draw:layer="layout" svg:x1="9.6cm" svg:y1="8.578cm" svg:x2="14.4cm" svg:y2="3.9cm">
          <text:p/>
        </draw:line>
        <draw:frame draw:style-name="gr7" draw:text-style-name="P2" draw:layer="layout" svg:width="2.625cm" svg:height="1.248cm" svg:x="16.9cm" svg:y="5.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9" draw:text-style-name="P1" draw:layer="layout" draw:type="curve" svg:x1="16.3cm" svg:y1="8.728cm" svg:x2="14.323cm" svg:y2="3.955cm" draw:start-shape="id1" draw:start-glue-point="10" draw:end-shape="id1" draw:end-glue-point="11" svg:d="M16300 8728c753 0 1741-4773-1977-4773" svg:viewBox="0 0 2688 4774">
          <text:p/>
        </draw:connector>
        <draw:connector draw:style-name="gr10" draw:text-style-name="P1" xml:id="id2" draw:id="id2" draw:layer="layout" draw:type="curve" svg:x1="16.3cm" svg:y1="8.728cm" svg:x2="16.3cm" svg:y2="8.728cm" draw:start-shape="id1" draw:start-glue-point="10" draw:end-shape="id1" svg:d="M16300 8728z" svg:viewBox="0 0 1 1">
          <text:p/>
        </draw:connector>
        <draw:frame draw:style-name="gr7" draw:text-style-name="P2" draw:layer="layout" svg:width="2.357cm" svg:height="1.248cm" svg:x="14.8cm" svg:y="0.8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10" draw:text-style-name="P1" draw:layer="layout" draw:type="curve" svg:x1="16.3cm" svg:y1="8.728cm" svg:x2="7.7cm" svg:y2="2.178cm" draw:start-shape="id2" draw:start-glue-point="0" draw:end-shape="id3" draw:end-glue-point="0" svg:d="M16300 8728c0-10576-8600-7301-8600-6550" svg:viewBox="0 0 8601 7620">
          <text:p/>
        </draw:connector>
        <draw:custom-shape draw:style-name="gr2" draw:text-style-name="P1" draw:layer="layout" svg:width="0.101cm" svg:height="0.105cm" svg:x="8.785cm" svg:y="11.616cm">
          <text:p/>
          <draw:enhanced-geometry svg:viewBox="0 0 21600 21600" draw:mirror-horizontal="false" draw:type="rectangle" draw:enhanced-path="M 0 0 L 21600 0 21600 21600 0 21600 0 0 Z N"/>
        </draw:custom-shape>
        <draw:connector draw:style-name="gr11" draw:text-style-name="P1" draw:layer="layout" draw:type="curve" draw:line-skew="0cm 1.772cm" svg:x1="7.8cm" svg:y1="5.489cm" svg:x2="12.3cm" svg:y2="6.15cm" draw:start-shape="id4" draw:start-glue-point="3" draw:end-shape="id5" draw:end-glue-point="3" svg:d="M7800 5489c-825 0-550 5611 2225 5611 2776 0 3026-4950 2275-4950" svg:viewBox="0 0 5274 5612">
          <text:p/>
        </draw:connector>
        <draw:g xml:id="id4" draw:id="id4">
          <draw:line draw:style-name="gr12" draw:text-style-name="P1" draw:layer="layout" svg:x1="9.6cm" svg:y1="8.778cm" svg:x2="8.715cm" svg:y2="5.489cm">
            <text:p/>
          </draw:line>
          <draw:line draw:style-name="gr12" draw:text-style-name="P1" draw:layer="layout" svg:x1="8.715cm" svg:y1="5.489cm" svg:x2="7.8cm" svg:y2="2.2cm">
            <text:p/>
          </draw:line>
        </draw:g>
        <draw:custom-shape draw:style-name="gr2" draw:text-style-name="P1" draw:layer="layout" svg:width="0.1cm" svg:height="0.1cm" svg:x="12.4cm" svg:y="6.778cm">
          <text:p/>
          <draw:enhanced-geometry svg:viewBox="0 0 21600 21600" draw:mirror-horizontal="false" draw:type="rectangle" draw:enhanced-path="M 0 0 L 21600 0 21600 21600 0 21600 0 0 Z N"/>
        </draw:custom-shape>
        <draw:frame draw:style-name="gr13" draw:text-style-name="P2" draw:layer="layout" svg:width="5.291cm" svg:height="1.248cm" draw:transform="rotate (-0.0120427718387613) translate (9.409cm 3.688cm)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2" draw:layer="layout" svg:width="8.341cm" svg:height="1.248cm" svg:x="9.859cm" svg:y="11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g>
          <draw:line draw:style-name="gr12" draw:text-style-name="P1" draw:layer="layout" svg:x1="9.7cm" svg:y1="8.6cm" svg:x2="12.846cm" svg:y2="7.9cm">
            <text:p/>
          </draw:line>
          <draw:line draw:style-name="gr12" draw:text-style-name="P1" draw:layer="layout" svg:x1="12.846cm" svg:y1="7.9cm" svg:x2="16.1cm" svg:y2="7.2cm">
            <text:p/>
          </draw:line>
        </draw:g>
        <draw:custom-shape draw:style-name="gr14" draw:text-style-name="P1" xml:id="id5" draw:id="id5" draw:layer="layout" svg:width="1cm" svg:height="0.3cm" svg:x="11.3cm" svg:y="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0.1cm" svg:height="0.1cm" svg:x="14.9cm" svg:y="8.478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" xml:id="id6" draw:id="id6" draw:layer="layout" svg:width="1cm" svg:height="0.3cm" svg:x="13.8cm" svg:y="7.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15" draw:text-style-name="P1" draw:layer="layout" draw:type="curve" svg:x1="14.3cm" svg:y1="7.7cm" svg:x2="13.2cm" svg:y2="5.128cm" draw:start-shape="id6" draw:start-glue-point="2" draw:end-shape="id7" draw:end-glue-point="1" svg:d="M14300 7700c0-1715-366-2572-1100-2572" svg:viewBox="0 0 1101 2573">
          <text:p/>
        </draw:connector>
        <draw:custom-shape draw:style-name="gr2" draw:text-style-name="P1" xml:id="id7" draw:id="id7" draw:layer="layout" svg:width="0.1cm" svg:height="0.1cm" svg:x="13.1cm" svg:y="5.078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" draw:layer="layout" svg:width="1cm" svg:height="0.3cm" svg:x="12cm" svg:y="4.3cm">
          <text:p/>
          <draw:enhanced-geometry svg:viewBox="0 0 21600 21600" draw:mirror-horizontal="true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17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8T15:09:17.353000000</meta:creation-date>
    <dc:date>2016-07-08T15:10:42.708000000</dc:date>
    <meta:editing-duration>PT1M26S</meta:editing-duration>
    <meta:editing-cycles>1</meta:editing-cycles>
    <meta:document-statistic meta:object-count="35"/>
    <meta:generator>LibreOffice/4.4.4.3$Windows_x86 LibreOffice_project/2c39ebcf046445232b798108aa8a7e7d89552ea8</meta:generator>
  </office:meta>
</office:document-meta>
</file>

<file path=Object 1/content.xml><?xml version="1.0" encoding="utf-8"?>
<math xmlns="http://www.w3.org/1998/Math/MathML" display="block">
  <semantics>
    <msup>
      <mn>0</mn>
      <mi>o</mi>
    </msup>
    <annotation encoding="StarMath 5.0">0^o
</annotation>
  </semantics>
</math>
</file>

<file path=Object 2/content.xml><?xml version="1.0" encoding="utf-8"?>
<math xmlns="http://www.w3.org/1998/Math/MathML" display="block">
  <semantics>
    <msup>
      <mn>90</mn>
      <mi>o</mi>
    </msup>
    <annotation encoding="StarMath 5.0">90^o
</annotation>
  </semantics>
</math>
</file>

<file path=Object 3/content.xml><?xml version="1.0" encoding="utf-8"?>
<math xmlns="http://www.w3.org/1998/Math/MathML" display="block">
  <semantics>
    <msup>
      <mn>180</mn>
      <mi>o</mi>
    </msup>
    <annotation encoding="StarMath 5.0">180^o
</annotation>
  </semantics>
</math>
</file>

<file path=Object 4/content.xml><?xml version="1.0" encoding="utf-8"?>
<math xmlns="http://www.w3.org/1998/Math/MathML" display="block">
  <semantics>
    <msup>
      <mn>270</mn>
      <mi>o</mi>
    </msup>
    <annotation encoding="StarMath 5.0">270^o
</annotation>
  </semantics>
</math>
</file>

<file path=Object 5/content.xml><?xml version="1.0" encoding="utf-8"?>
<math xmlns="http://www.w3.org/1998/Math/MathML" display="block">
  <semantics>
    <msubsup>
      <mi mathvariant="normal">φ</mi>
      <mrow>
        <mi>h</mi>
        <mo stretchy="false">=</mo>
        <mn>10</mn>
      </mrow>
      <mrow>
        <mi mathvariant="italic">SIS</mi>
        <mn>100</mn>
      </mrow>
    </msubsup>
    <annotation encoding="StarMath 5.0"> %ivarphi ^SIS100_{h=10}
</annotation>
  </semantics>
</math>
</file>

<file path=Object 6/content.xml><?xml version="1.0" encoding="utf-8"?>
<math xmlns="http://www.w3.org/1998/Math/MathML" display="block">
  <semantics>
    <msubsup>
      <mi mathvariant="normal">φ</mi>
      <mrow>
        <mi>h</mi>
        <mo stretchy="false">=</mo>
        <mn>2</mn>
      </mrow>
      <mrow>
        <mi mathvariant="italic">SIS</mi>
        <mn>18</mn>
      </mrow>
    </msubsup>
    <annotation encoding="StarMath 5.0"> %ivarphi ^SIS18_{h=2}
</annotation>
  </semantics>
</math>
</file>

<file path=Object 7/content.xml><?xml version="1.0" encoding="utf-8"?>
<math xmlns="http://www.w3.org/1998/Math/MathML" display="block">
  <semantics>
    <mrow>
      <msubsup>
        <mi mathvariant="normal">φ</mi>
        <mrow>
          <mi>h</mi>
          <mo stretchy="false">=</mo>
          <mn>10</mn>
        </mrow>
        <mrow>
          <mi mathvariant="italic">SIS</mi>
          <mn>100</mn>
        </mrow>
      </msubsup>
      <mo stretchy="false">−</mo>
      <msubsup>
        <mi mathvariant="normal">φ</mi>
        <mrow>
          <mi>h</mi>
          <mo stretchy="false">=</mo>
          <mn>2</mn>
        </mrow>
        <mrow>
          <mi mathvariant="italic">SIS</mi>
          <mn>18</mn>
        </mrow>
      </msubsup>
    </mrow>
    <annotation encoding="StarMath 5.0">%ivarphi ^SIS100_{h=10} -%ivarphi ^SIS18_{h=2}
</annotation>
  </semantics>
</math>
</file>

<file path=Object 8/content.xml><?xml version="1.0" encoding="utf-8"?>
<math xmlns="http://www.w3.org/1998/Math/MathML" display="block">
  <semantics>
    <mrow>
      <msup>
        <mn>360</mn>
        <mi>o</mi>
      </msup>
      <mo stretchy="false">−</mo>
      <mrow>
        <mo fence="true" stretchy="false">(</mo>
        <mrow>
          <mrow>
            <msubsup>
              <mi mathvariant="normal">φ</mi>
              <mrow>
                <mi>h</mi>
                <mo stretchy="false">=</mo>
                <mn>2</mn>
              </mrow>
              <mrow>
                <mi mathvariant="italic">SIS</mi>
                <mn>18</mn>
              </mrow>
            </msubsup>
            <mo stretchy="false">−</mo>
            <msubsup>
              <mi mathvariant="normal">φ</mi>
              <mrow>
                <mi>h</mi>
                <mo stretchy="false">=</mo>
                <mn>10</mn>
              </mrow>
              <mrow>
                <mi mathvariant="italic">SIS</mi>
                <mn>100</mn>
              </mrow>
            </msubsup>
          </mrow>
        </mrow>
        <mo fence="true" stretchy="false">)</mo>
      </mrow>
    </mrow>
    <annotation encoding="StarMath 5.0"> 360^o-(%ivarphi ^SIS18_{h=2} - %ivarphi ^SIS100_{h=10})
</annotation>
  </semantics>
</math>
</file>